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68cm" fo:min-width="8.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.45cm" fo:min-width="2.1cm"/>
      <style:paragraph-properties style:writing-mode="lr-tb"/>
    </style:style>
    <style:style style:name="gr4" style:family="graphic" style:parent-style-name="Filled_20_Green">
      <style:graphic-properties draw:textarea-horizontal-align="justify" draw:textarea-vertical-align="middle" draw:auto-grow-height="false" fo:min-height="0.318cm" fo:min-width="1.887cm"/>
    </style:style>
    <style:style style:name="gr5" style:family="graphic" style:parent-style-name="standard">
      <style:graphic-properties draw:textarea-horizontal-align="justify" draw:textarea-vertical-align="middle" draw:auto-grow-height="false" fo:min-height="3.75cm" fo:min-width="7.652cm"/>
      <style:paragraph-properties style:writing-mode="lr-tb"/>
    </style:style>
    <style:style style:name="gr6" style:family="graphic" style:parent-style-name="Filled_20_Red">
      <style:graphic-properties draw:textarea-horizontal-align="justify" draw:textarea-vertical-align="middle" draw:auto-grow-height="false" fo:min-height="2.45cm" fo:min-width="0.45cm"/>
    </style:style>
    <style:style style:name="gr7" style:family="graphic" style:parent-style-name="objectwithoutfill">
      <style:graphic-properties draw:textarea-vertical-align="middle" draw:auto-grow-height="false" fo:min-height="2.242cm" fo:min-width="4.40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367cm" fo:min-width="5.401cm"/>
    </style:style>
    <style:style style:name="gr9" style:family="graphic" style:parent-style-name="standard">
      <style:graphic-properties draw:textarea-horizontal-align="justify" draw:textarea-vertical-align="middle" draw:auto-grow-height="false" fo:min-height="2.914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2.72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2.463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4.25cm" fo:min-width="5.9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writing-mode="lr-tb"/>
      <style:text-properties fo:color="#000000" fo:font-weight="normal" style:font-weight-asian="normal" style:font-weight-complex="normal"/>
    </style:style>
    <style:style style:name="P4" style:family="paragraph">
      <style:paragraph-properties fo:text-align="center" style:writing-mode="lr-tb"/>
      <style:text-properties fo:color="#000000" fo:font-weight="normal" style:font-weight-asian="normal" style:font-weight-complex="normal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style:font-name-asian="JetBrains Mono1" style:font-size-asian="6pt" style:font-style-asian="normal" style:font-weight-asian="normal" style:font-name-complex="JetBrains Mono1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4cm" svg:height="1.3cm" svg:x="5.2cm" svg:y="1.2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0.7cm" svg:height="1.2cm" svg:x="10.7cm" svg:y="2.7cm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5.2cm" svg:height="5.4cm" svg:x="11.4cm" svg:y="10.1cm">
          <text:p text:style-name="P1">Число от </text:p>
          <text:p text:style-name="P1">100 до 10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0.8cm" svg:height="1.2cm" svg:x="13.6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2.155cm" svg:height="0.635cm" draw:transform="rotate (-0.00104719755119678) translate (8.945cm 12.56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3.4cm" svg:height="4cm" svg:x="3.9cm" svg:y="4.1cm">
          <text:p text:style-name="P1">numb = str(input('Введите 3х </text:p>
          <text:p text:style-name="P1">значное число: ')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2" draw:layer="layout" svg:width="0.9cm" svg:height="2.8cm" svg:x="13.6cm" svg:y="16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4.9cm" svg:height="3.1cm" svg:x="11.7cm" svg:y="19.7cm">
          <text:p text:style-name="P3"><text:span text:style-name="T1">требуется ввести </text:span></text:p>
          <text:p text:style-name="P3"><text:span text:style-name="T1">3х значное число </text:span></text:p>
          <text:p text:style-name="P3"><text:span text:style-name="T1">цифрами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2" draw:layer="layout" svg:width="5.9cm" svg:height="4.5cm" svg:x="2.6cm" svg:y="19.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10.4cm" svg:height="1.3cm" svg:x="5.4cm" svg:y="27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2" draw:layer="layout" svg:width="0.863cm" svg:height="3.616cm" draw:transform="rotate (0.179419847105017) translate (4.706cm 15.9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1cm" svg:height="3.4cm" draw:transform="rotate (0.350113047950063) translate (1.794cm 24.24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1cm" svg:height="3.1cm" svg:x="13.6cm" svg:y="2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6.4cm" svg:height="4.5cm" svg:x="2.2cm" svg:y="10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5:37:10.935194068</meta:creation-date>
    <dc:date>2022-05-26T20:37:22.645800399</dc:date>
    <meta:editing-duration>PT10H57M8S</meta:editing-duration>
    <meta:editing-cycles>2</meta:editing-cycles>
    <meta:generator>LibreOffice/6.4.7.2$Linux_X86_64 LibreOffice_project/40$Build-2</meta:generator>
    <meta:document-statistic meta:object-count="14"/>
  </office:meta>
</office:document-meta>
</file>